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Sequence.get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equence.init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skSequence.execute(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skSequence.getTaskId( Task 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skSequence.getTas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